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01000000017508203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ext_20_body" style:list-style-name="L1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5" style:family="paragraph" style:parent-style-name="Text_20_body" style:list-style-name="L2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6" style:family="paragraph" style:parent-style-name="Text_20_body" style:list-style-name="L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7" style:family="paragraph" style:parent-style-name="Text_20_body" style:list-style-name="L4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8" style:family="paragraph" style:parent-style-name="Text_20_body" style:list-style-name="L5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9" style:family="paragraph" style:parent-style-name="Text_20_body" style:list-style-name="L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0" style:family="paragraph" style:parent-style-name="Text_20_body" style:list-style-name="L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1" style:family="paragraph" style:parent-style-name="Text_20_body" style:list-style-name="L8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2" style:family="paragraph" style:parent-style-name="Text_20_body" style:list-style-name="L9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3" style:family="paragraph" style:parent-style-name="Text_20_body" style:list-style-name="L10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Text_20_body" style:list-style-name="L11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Text_20_body" style:list-style-name="L12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Text_20_body" style:list-style-name="L1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7" style:family="paragraph" style:parent-style-name="Text_20_body" style:list-style-name="L14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8" style:family="paragraph" style:parent-style-name="Text_20_body" style:list-style-name="L15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9" style:family="paragraph" style:parent-style-name="Text_20_body" style:list-style-name="L1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0" style:family="paragraph" style:parent-style-name="Text_20_body" style:list-style-name="L1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1" style:family="paragraph" style:parent-style-name="Text_20_body" style:list-style-name="L18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2" style:family="paragraph" style:parent-style-name="Text_20_body" style:list-style-name="L19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3" style:family="paragraph" style:parent-style-name="Text_20_body" style:list-style-name="L20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4" style:family="paragraph" style:parent-style-name="Text_20_body" style:list-style-name="L21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5" style:family="paragraph" style:parent-style-name="Text_20_body" style:list-style-name="L22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26" style:family="paragraph" style:parent-style-name="Text_20_body" style:list-style-name="L2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7" style:family="paragraph" style:parent-style-name="Text_20_body" style:list-style-name="L24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8" style:family="paragraph" style:parent-style-name="Text_20_body" style:list-style-name="L25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9" style:family="paragraph" style:parent-style-name="Text_20_body" style:list-style-name="L2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0" style:family="paragraph" style:parent-style-name="Text_20_body" style:list-style-name="L2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1" style:family="paragraph" style:parent-style-name="Text_20_body" style:list-style-name="L28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2" style:family="paragraph" style:parent-style-name="Text_20_body" style:list-style-name="L29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3" style:family="paragraph" style:parent-style-name="Text_20_body" style:list-style-name="L30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4" style:family="paragraph" style:parent-style-name="Text_20_body" style:list-style-name="L31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5" style:family="paragraph" style:parent-style-name="Text_20_body" style:list-style-name="L32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6" style:family="paragraph" style:parent-style-name="Text_20_body" style:list-style-name="L3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7" style:family="paragraph" style:parent-style-name="Text_20_body" style:list-style-name="L34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8" style:family="paragraph" style:parent-style-name="Text_20_body" style:list-style-name="L35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9" style:family="paragraph" style:parent-style-name="Text_20_body" style:list-style-name="L3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40" style:family="paragraph" style:parent-style-name="Text_20_body" style:list-style-name="L3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41" style:family="paragraph" style:parent-style-name="Text_20_body" style:list-style-name="L38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42" style:family="paragraph" style:parent-style-name="Text_20_body" style:list-style-name="L39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43" style:family="paragraph" style:parent-style-name="Text_20_body" style:list-style-name="L40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44" style:family="paragraph" style:parent-style-name="Text_20_body" style:list-style-name="L41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45" style:family="paragraph" style:parent-style-name="Text_20_body" style:list-style-name="L42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46" style:family="paragraph" style:parent-style-name="Text_20_body" style:list-style-name="L4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47" style:family="paragraph" style:parent-style-name="Text_20_body" style:list-style-name="L44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48" style:family="paragraph" style:parent-style-name="Text_20_body" style:list-style-name="L45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49" style:family="paragraph" style:parent-style-name="Text_20_body" style:list-style-name="L4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50" style:family="paragraph" style:parent-style-name="Text_20_body" style:list-style-name="L4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51" style:family="paragraph" style:parent-style-name="Text_20_body" style:list-style-name="L48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52" style:family="paragraph" style:parent-style-name="Text_20_body" style:list-style-name="L49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53" style:family="paragraph" style:parent-style-name="Text_20_body" style:list-style-name="L50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54" style:family="paragraph" style:parent-style-name="Text_20_body" style:list-style-name="L51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55" style:family="paragraph" style:parent-style-name="Text_20_body" style:list-style-name="L52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56" style:family="paragraph" style:parent-style-name="Text_20_body" style:list-style-name="L5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57" style:family="paragraph" style:parent-style-name="Text_20_body" style:list-style-name="L54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58" style:family="paragraph" style:parent-style-name="Text_20_body" style:list-style-name="L55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59" style:family="paragraph" style:parent-style-name="Text_20_body" style:list-style-name="L56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60" style:family="paragraph" style:parent-style-name="Text_20_body" style:list-style-name="L5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61" style:family="paragraph" style:parent-style-name="Text_20_body" style:list-style-name="L58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62" style:family="paragraph" style:parent-style-name="Text_20_body" style:list-style-name="L59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63" style:family="paragraph" style:parent-style-name="Text_20_body" style:list-style-name="L60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64" style:family="paragraph" style:parent-style-name="Text_20_body" style:list-style-name="L61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65" style:family="paragraph" style:parent-style-name="Text_20_body" style:list-style-name="L62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66" style:family="paragraph" style:parent-style-name="Text_20_body" style:list-style-name="L6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67" style:family="paragraph" style:parent-style-name="Text_20_body" style:list-style-name="L64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68" style:family="paragraph" style:parent-style-name="Text_20_body" style:list-style-name="L65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69" style:family="paragraph" style:parent-style-name="Text_20_body" style:list-style-name="L6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70" style:family="paragraph" style:parent-style-name="Text_20_body" style:list-style-name="L67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71" style:family="paragraph" style:parent-style-name="Text_20_body" style:list-style-name="L68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72" style:family="paragraph" style:parent-style-name="Text_20_body" style:list-style-name="L69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73" style:family="paragraph" style:parent-style-name="Text_20_body" style:list-style-name="L70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74" style:family="paragraph" style:parent-style-name="Text_20_body" style:list-style-name="L71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75" style:family="paragraph" style:parent-style-name="Text_20_body" style:list-style-name="L72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76" style:family="paragraph" style:parent-style-name="Text_20_body" style:list-style-name="L7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77" style:family="paragraph" style:parent-style-name="Text_20_body" style:list-style-name="L74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78" style:family="paragraph" style:parent-style-name="Text_20_body" style:list-style-name="L75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79" style:family="paragraph" style:parent-style-name="Text_20_body" style:list-style-name="L7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80" style:family="paragraph" style:parent-style-name="Text_20_body" style:list-style-name="L7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81" style:family="paragraph" style:parent-style-name="Text_20_body" style:list-style-name="L78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82" style:family="paragraph" style:parent-style-name="Text_20_body" style:list-style-name="L79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83" style:family="paragraph" style:parent-style-name="Text_20_body" style:list-style-name="L80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84" style:family="paragraph" style:parent-style-name="Text_20_body" style:list-style-name="L81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85" style:family="paragraph" style:parent-style-name="Standard">
      <style:text-properties fo:font-size="11pt" style:font-size-asian="11pt" style:font-size-complex="11pt"/>
    </style:style>
    <style:style style:name="T1" style:family="text">
      <style:text-properties fo:language="cs" fo:country="CZ"/>
    </style:style>
    <style:style style:name="T2" style:family="text">
      <style:text-properties fo:language="cs" fo:country="CZ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6. Transportní, relační a prezentační vrstva modelu ISO/OSI</text:span> </text:p>
      <text:p text:style-name="P2"><draw:frame draw:style-name="fr1" draw:name="Obrázek1" text:anchor-type="as-char" svg:width="0.041cm" svg:height="0.041cm" draw:z-index="0"><draw:image xlink:href="Pictures/1000000100000001000000017508203B.png" xlink:type="simple" xlink:show="embed" xlink:actuate="onLoad" draw:mime-type="image/png"/><svg:title>Obrazec</svg:title></draw:frame> </text:p>
      <text:p text:style-name="P2"><text:span text:style-name="T1">Transportní vrstva (4. vrstva ISO/OSI)</text:span> </text:p>
      <text:p text:style-name="P2"><text:span text:style-name="T1">Transportní vrstva zajišťuje spolehlivou a efektivní komunikaci mezi aplikacemi běžícími na různých zařízeních. Je klíčovou vrstvou, která umožňuje segmentaci dat, kontrolu toku a případně opakování přenosu při chybách.</text:span> </text:p>
      <text:p text:style-name="P2"><draw:frame draw:style-name="fr1" draw:name="Obrázek2" text:anchor-type="as-char" svg:width="0.041cm" svg:height="0.041cm" draw:z-index="1"><draw:image xlink:href="Pictures/1000000100000001000000017508203B.png" xlink:type="simple" xlink:show="embed" xlink:actuate="onLoad" draw:mime-type="image/png"/><svg:title>Obrazec</svg:title></draw:frame> </text:p>
      <text:p text:style-name="P3"><text:span text:style-name="T1">Pozice vrstvy v modelech, funkce:</text:span> </text:p>
      <text:list text:style-name="L1">
        <text:list-item>
          <text:p text:style-name="P4"><text:span text:style-name="T2">Pozice</text:span><text:span text:style-name="T1">:</text:span> </text:p>
        </text:list-item>
      </text:list>
      <text:list text:style-name="L2">
        <text:list-item>
          <text:list>
            <text:list-item>
              <text:p text:style-name="P5"><text:span text:style-name="T1">Transportní vrstva se nachází mezi síťovou vrstvou (3. vrstva) a relační vrstvou (5. vrstva).</text:span> </text:p>
            </text:list-item>
          </text:list>
        </text:list-item>
      </text:list>
      <text:list text:style-name="L3">
        <text:list-item>
          <text:p text:style-name="P6"><text:span text:style-name="T2">Funkce</text:span><text:span text:style-name="T1">:</text:span> </text:p>
        </text:list-item>
      </text:list>
      <text:list text:style-name="L4">
        <text:list-item>
          <text:list>
            <text:list-item>
              <text:p text:style-name="P7"><text:span text:style-name="T2">Spolehlivost</text:span><text:span text:style-name="T1">:</text:span> 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8"><text:span text:style-name="T1">Zajišťuje, že data jsou doručena bez chyb, v pořadí a kompletní.</text:span> </text:p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p text:style-name="P9"><text:span text:style-name="T2">Segmentace a rekonstrukce</text:span><text:span text:style-name="T1">:</text:span> </text:p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p text:style-name="P10"><text:span text:style-name="T1">Rozděluje data na segmenty a zajišťuje jejich správné sestavení na straně příjemce.</text:span> </text:p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p text:style-name="P11"><text:span text:style-name="T2">Řízení toku</text:span><text:span text:style-name="T1">:</text:span> </text:p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p text:style-name="P12"><text:span text:style-name="T1">Zabraňuje zahlcení příjemce daty (flow control).</text:span> </text:p>
                </text:list-item>
              </text:list>
            </text:list-item>
          </text:list>
        </text:list-item>
      </text:list>
      <text:list text:style-name="L10">
        <text:list-item>
          <text:list>
            <text:list-item>
              <text:p text:style-name="P13"><text:span text:style-name="T2">Detekce a oprava chy</text:span><text:span text:style-name="T1">b:</text:span> </text:p>
            </text:list-item>
          </text:list>
        </text:list-item>
      </text:list>
      <text:list text:style-name="L11">
        <text:list-item>
          <text:list>
            <text:list-item>
              <text:list>
                <text:list-item>
                  <text:p text:style-name="P14"><text:span text:style-name="T1">Identifikuje chyby během přenosu a provádí opakované přenosy.</text:span> </text:p>
                </text:list-item>
              </text:list>
            </text:list-item>
          </text:list>
        </text:list-item>
      </text:list>
      <text:p text:style-name="P2"><draw:frame draw:style-name="fr1" draw:name="Obrázek3" text:anchor-type="as-char" svg:width="0.041cm" svg:height="0.041cm" draw:z-index="2"><draw:image xlink:href="Pictures/1000000100000001000000017508203B.png" xlink:type="simple" xlink:show="embed" xlink:actuate="onLoad" draw:mime-type="image/png"/><svg:title>Obrazec</svg:title></draw:frame> </text:p>
      <text:p text:style-name="P3"><text:span text:style-name="T1">Bloky dat a jejich identifikace:</text:span> </text:p>
      <text:list text:style-name="L12">
        <text:list-item>
          <text:p text:style-name="P15"><text:span text:style-name="T1">Data přenášená transportní vrstvou jsou označována jako segmenty.</text:span> </text:p>
        </text:list-item>
      </text:list>
      <text:list text:style-name="L13">
        <text:list-item>
          <text:p text:style-name="P16"><text:span text:style-name="T2">Identifikace</text:span><text:span text:style-name="T1">:</text:span> </text:p>
        </text:list-item>
      </text:list>
      <text:list text:style-name="L14">
        <text:list-item>
          <text:list>
            <text:list-item>
              <text:p text:style-name="P17"><text:span text:style-name="T1">Každý segment obsahuje:</text:span> </text:p>
            </text:list-item>
          </text:list>
        </text:list-item>
      </text:list>
      <text:list text:style-name="L15">
        <text:list-item>
          <text:list>
            <text:list-item>
              <text:list>
                <text:list-item>
                  <text:p text:style-name="P18"><text:span text:style-name="T2">Čísla portů</text:span><text:span text:style-name="T1">:</text:span> </text:p>
                </text:list-item>
              </text:list>
            </text:list-item>
          </text:list>
        </text:list-item>
      </text:list>
      <text:list text:style-name="L16">
        <text:list-item>
          <text:list>
            <text:list-item>
              <text:list>
                <text:list-item>
                  <text:list>
                    <text:list-item>
                      <text:p text:style-name="P19"><text:span text:style-name="T1">Určují, která aplikace na zařízení je zdrojem a cílem dat.</text:span> </text:p>
                    </text:list-item>
                  </text:list>
                </text:list-item>
              </text:list>
            </text:list-item>
          </text:list>
        </text:list-item>
      </text:list>
      <text:list text:style-name="L17">
        <text:list-item>
          <text:list>
            <text:list-item>
              <text:list>
                <text:list-item>
                  <text:list>
                    <text:list-item>
                      <text:p text:style-name="P20"><text:span text:style-name="T1">Např. port 80 pro HTTP, port 443 pro HTTPS.</text:span> </text:p>
                    </text:list-item>
                  </text:list>
                </text:list-item>
              </text:list>
            </text:list-item>
          </text:list>
        </text:list-item>
      </text:list>
      <text:list text:style-name="L18">
        <text:list-item>
          <text:list>
            <text:list-item>
              <text:list>
                <text:list-item>
                  <text:p text:style-name="P21"><text:span text:style-name="T2">Sekvenční čísla</text:span><text:span text:style-name="T1">:</text:span> </text:p>
                </text:list-item>
              </text:list>
            </text:list-item>
          </text:list>
        </text:list-item>
      </text:list>
      <text:list text:style-name="L19">
        <text:list-item>
          <text:list>
            <text:list-item>
              <text:list>
                <text:list-item>
                  <text:list>
                    <text:list-item>
                      <text:p text:style-name="P22"><text:span text:style-name="T1">Zajišťují doručení dat ve správném pořadí.</text:span> </text:p>
                    </text:list-item>
                  </text:list>
                </text:list-item>
              </text:list>
            </text:list-item>
          </text:list>
        </text:list-item>
      </text:list>
      <text:list text:style-name="L20">
        <text:list-item>
          <text:list>
            <text:list-item>
              <text:list>
                <text:list-item>
                  <text:p text:style-name="P23"><text:span text:style-name="T2">Kontrolní součet (checksum)</text:span><text:span text:style-name="T1">:</text:span> </text:p>
                </text:list-item>
              </text:list>
            </text:list-item>
          </text:list>
        </text:list-item>
      </text:list>
      <text:list text:style-name="L21">
        <text:list-item>
          <text:list>
            <text:list-item>
              <text:list>
                <text:list-item>
                  <text:list>
                    <text:list-item>
                      <text:p text:style-name="P24"><text:span text:style-name="T1">Slouží k detekci chyb.</text:span> </text:p>
                    </text:list-item>
                  </text:list>
                </text:list-item>
              </text:list>
            </text:list-item>
          </text:list>
        </text:list-item>
      </text:list>
      <text:p text:style-name="P2"><draw:frame draw:style-name="fr1" draw:name="Obrázek4" text:anchor-type="as-char" svg:width="0.041cm" svg:height="0.041cm" draw:z-index="3"><draw:image xlink:href="Pictures/1000000100000001000000017508203B.png" xlink:type="simple" xlink:show="embed" xlink:actuate="onLoad" draw:mime-type="image/png"/><svg:title>Obrazec</svg:title></draw:frame> </text:p>
      <text:p text:style-name="P3"><text:soft-page-break/><text:span text:style-name="T1">Protokoly: účel, funkce, struktura:</text:span> </text:p>
      <text:list text:style-name="L22">
        <text:list-item>
          <text:p text:style-name="P25"><text:span text:style-name="T1">TCP (Transmission Control Protocol):</text:span> </text:p>
        </text:list-item>
      </text:list>
      <text:list text:style-name="L23">
        <text:list-item>
          <text:list>
            <text:list-item>
              <text:p text:style-name="P26"><text:span text:style-name="T2">Účel</text:span><text:span text:style-name="T1">:</text:span> <text:span text:style-name="T1">Spolehlivý, orientovaný na připojení.</text:span> </text:p>
            </text:list-item>
          </text:list>
        </text:list-item>
      </text:list>
      <text:list text:style-name="L24">
        <text:list-item>
          <text:list>
            <text:list-item>
              <text:p text:style-name="P27"><text:span text:style-name="T2">Funkce</text:span><text:span text:style-name="T1">:</text:span> </text:p>
            </text:list-item>
          </text:list>
        </text:list-item>
      </text:list>
      <text:list text:style-name="L25">
        <text:list-item>
          <text:list>
            <text:list-item>
              <text:list>
                <text:list-item>
                  <text:p text:style-name="P28"><text:span text:style-name="T1">Potvrzování (acknowledgments).</text:span> </text:p>
                </text:list-item>
              </text:list>
            </text:list-item>
          </text:list>
        </text:list-item>
      </text:list>
      <text:list text:style-name="L26">
        <text:list-item>
          <text:list>
            <text:list-item>
              <text:list>
                <text:list-item>
                  <text:p text:style-name="P29"><text:span text:style-name="T1">Řízení toku a sekvenční číslování.</text:span> </text:p>
                </text:list-item>
              </text:list>
            </text:list-item>
          </text:list>
        </text:list-item>
      </text:list>
      <text:list text:style-name="L27">
        <text:list-item>
          <text:list>
            <text:list-item>
              <text:list>
                <text:list-item>
                  <text:p text:style-name="P30"><text:span text:style-name="T1">Detekce a oprava chyb.</text:span> </text:p>
                </text:list-item>
              </text:list>
            </text:list-item>
          </text:list>
        </text:list-item>
      </text:list>
      <text:list text:style-name="L28">
        <text:list-item>
          <text:list>
            <text:list-item>
              <text:p text:style-name="P31"><text:span text:style-name="T2">Struktura segmentu TCP</text:span><text:span text:style-name="T1">:</text:span> </text:p>
            </text:list-item>
          </text:list>
        </text:list-item>
      </text:list>
      <text:list text:style-name="L29">
        <text:list-item>
          <text:list>
            <text:list-item>
              <text:list>
                <text:list-item>
                  <text:p text:style-name="P32"><text:span text:style-name="T1">Hlavička obsahuje čísla portů, sekvenční číslo, potvrzovací číslo, kontrolní součet.</text:span> </text:p>
                </text:list-item>
              </text:list>
            </text:list-item>
          </text:list>
        </text:list-item>
      </text:list>
      <text:list text:style-name="L30">
        <text:list-item>
          <text:p text:style-name="P33"><text:span text:style-name="T2">UDP (User Datagram Protocol)</text:span><text:span text:style-name="T1">:</text:span> </text:p>
        </text:list-item>
      </text:list>
      <text:list text:style-name="L31">
        <text:list-item>
          <text:list>
            <text:list-item>
              <text:p text:style-name="P34"><text:span text:style-name="T2">Účel</text:span><text:span text:style-name="T1">:</text:span> <text:span text:style-name="T1">Nespojovaný, lehký protokol.</text:span> </text:p>
            </text:list-item>
          </text:list>
        </text:list-item>
      </text:list>
      <text:list text:style-name="L32">
        <text:list-item>
          <text:list>
            <text:list-item>
              <text:p text:style-name="P35"><text:span text:style-name="T2">Funkce</text:span><text:span text:style-name="T1">:</text:span> </text:p>
            </text:list-item>
          </text:list>
        </text:list-item>
      </text:list>
      <text:list text:style-name="L33">
        <text:list-item>
          <text:list>
            <text:list-item>
              <text:list>
                <text:list-item>
                  <text:p text:style-name="P36"><text:span text:style-name="T1">Rychlý přenos dat bez potvrzování.</text:span> </text:p>
                </text:list-item>
              </text:list>
            </text:list-item>
          </text:list>
        </text:list-item>
      </text:list>
      <text:list text:style-name="L34">
        <text:list-item>
          <text:list>
            <text:list-item>
              <text:list>
                <text:list-item>
                  <text:p text:style-name="P37"><text:span text:style-name="T1">Vhodný pro streaming, VoIP, online hry.</text:span> </text:p>
                </text:list-item>
              </text:list>
            </text:list-item>
          </text:list>
        </text:list-item>
      </text:list>
      <text:list text:style-name="L35">
        <text:list-item>
          <text:list>
            <text:list-item>
              <text:p text:style-name="P38"><text:span text:style-name="T2">Struktura datagramu UDP</text:span><text:span text:style-name="T1">:</text:span> </text:p>
            </text:list-item>
          </text:list>
        </text:list-item>
      </text:list>
      <text:list text:style-name="L36">
        <text:list-item>
          <text:list>
            <text:list-item>
              <text:list>
                <text:list-item>
                  <text:p text:style-name="P39"><text:span text:style-name="T1">Jednodušší hlavička než TCP, zahrnuje pouze čísla portů, délku a kontrolní součet.</text:span> </text:p>
                </text:list-item>
              </text:list>
            </text:list-item>
          </text:list>
        </text:list-item>
      </text:list>
      <text:p text:style-name="P2"><draw:frame draw:style-name="fr1" draw:name="Obrázek5" text:anchor-type="as-char" svg:width="0.041cm" svg:height="0.041cm" draw:z-index="4"><draw:image xlink:href="Pictures/1000000100000001000000017508203B.png" xlink:type="simple" xlink:show="embed" xlink:actuate="onLoad" draw:mime-type="image/png"/><svg:title>Obrazec</svg:title></draw:frame> </text:p>
      <text:p text:style-name="P3"><text:span text:style-name="T1">Zabezpečení spolehlivé komunikace:</text:span> </text:p>
      <text:list text:style-name="L37">
        <text:list-item>
          <text:p text:style-name="P40"><text:span text:style-name="T1">Transportní vrstva zajišťuje spolehlivost pomocí:</text:span> </text:p>
        </text:list-item>
      </text:list>
      <text:list text:style-name="L38">
        <text:list-item>
          <text:list>
            <text:list-item>
              <text:p text:style-name="P41"><text:span text:style-name="T1">Potvrzování (ACK):</text:span> </text:p>
            </text:list-item>
          </text:list>
        </text:list-item>
      </text:list>
      <text:list text:style-name="L39">
        <text:list-item>
          <text:list>
            <text:list-item>
              <text:list>
                <text:list-item>
                  <text:p text:style-name="P42"><text:span text:style-name="T1">Odesílatel očekává potvrzení přijetí dat.</text:span> </text:p>
                </text:list-item>
              </text:list>
            </text:list-item>
          </text:list>
        </text:list-item>
      </text:list>
      <text:list text:style-name="L40">
        <text:list-item>
          <text:list>
            <text:list-item>
              <text:p text:style-name="P43"><text:span text:style-name="T1">Opakovaný přenos:</text:span> </text:p>
            </text:list-item>
          </text:list>
        </text:list-item>
      </text:list>
      <text:list text:style-name="L41">
        <text:list-item>
          <text:list>
            <text:list-item>
              <text:list>
                <text:list-item>
                  <text:p text:style-name="P44"><text:span text:style-name="T1">Pokud potvrzení nepřijde, data jsou znovu odeslána.</text:span> </text:p>
                </text:list-item>
              </text:list>
            </text:list-item>
          </text:list>
        </text:list-item>
      </text:list>
      <text:list text:style-name="L42">
        <text:list-item>
          <text:list>
            <text:list-item>
              <text:p text:style-name="P45"><text:span text:style-name="T1">Kontrola toku:</text:span> </text:p>
            </text:list-item>
          </text:list>
        </text:list-item>
      </text:list>
      <text:list text:style-name="L43">
        <text:list-item>
          <text:list>
            <text:list-item>
              <text:list>
                <text:list-item>
                  <text:p text:style-name="P46"><text:span text:style-name="T1">Příjemce reguluje množství dat, která může přijmout.</text:span> </text:p>
                </text:list-item>
              </text:list>
            </text:list-item>
          </text:list>
        </text:list-item>
      </text:list>
      <text:p text:style-name="P2"><draw:frame draw:style-name="fr1" draw:name="Obrázek6" text:anchor-type="as-char" svg:width="0.041cm" svg:height="0.041cm" draw:z-index="5"><draw:image xlink:href="Pictures/1000000100000001000000017508203B.png" xlink:type="simple" xlink:show="embed" xlink:actuate="onLoad" draw:mime-type="image/png"/><svg:title>Obrazec</svg:title></draw:frame> </text:p>
      <text:p text:style-name="P3"><text:span text:style-name="T1">Relační vrstva (5. vrstva ISO/OSI)</text:span> </text:p>
      <text:p text:style-name="P2"><text:span text:style-name="T1">Relační vrstva je zodpovědná za řízení a udržování relace (session) mezi dvěma zařízeními nebo aplikacemi.</text:span> </text:p>
      <text:p text:style-name="P2"><draw:frame draw:style-name="fr1" draw:name="Obrázek7" text:anchor-type="as-char" svg:width="0.041cm" svg:height="0.041cm" draw:z-index="6"><draw:image xlink:href="Pictures/1000000100000001000000017508203B.png" xlink:type="simple" xlink:show="embed" xlink:actuate="onLoad" draw:mime-type="image/png"/><svg:title>Obrazec</svg:title></draw:frame> </text:p>
      <text:p text:style-name="P3"><text:span text:style-name="T1">Pozice vrstvy v modelech, funkce:</text:span> </text:p>
      <text:list text:style-name="L44">
        <text:list-item>
          <text:p text:style-name="P47"><text:span text:style-name="T1">Pozice:</text:span> </text:p>
        </text:list-item>
      </text:list>
      <text:list text:style-name="L45">
        <text:list-item>
          <text:list>
            <text:list-item>
              <text:p text:style-name="P48"><text:soft-page-break/><text:span text:style-name="T1">Nachází se nad transportní vrstvou a pod prezentační vrstvou.</text:span> </text:p>
            </text:list-item>
          </text:list>
        </text:list-item>
      </text:list>
      <text:list text:style-name="L46">
        <text:list-item>
          <text:p text:style-name="P49"><text:span text:style-name="T2">Funkce</text:span><text:span text:style-name="T1">:</text:span> </text:p>
        </text:list-item>
      </text:list>
      <text:list text:style-name="L47">
        <text:list-item>
          <text:list>
            <text:list-item>
              <text:p text:style-name="P50"><text:span text:style-name="T2">Správa relací</text:span><text:span text:style-name="T1">:</text:span> </text:p>
            </text:list-item>
          </text:list>
        </text:list-item>
      </text:list>
      <text:list text:style-name="L48">
        <text:list-item>
          <text:list>
            <text:list-item>
              <text:list>
                <text:list-item>
                  <text:p text:style-name="P51"><text:span text:style-name="T1">Zahájení, udržování a ukončení relací mezi aplikacemi.</text:span> </text:p>
                </text:list-item>
              </text:list>
            </text:list-item>
          </text:list>
        </text:list-item>
      </text:list>
      <text:list text:style-name="L49">
        <text:list-item>
          <text:list>
            <text:list-item>
              <text:p text:style-name="P52"><text:span text:style-name="T2">Synchronizace</text:span><text:span text:style-name="T1">:</text:span> </text:p>
            </text:list-item>
          </text:list>
        </text:list-item>
      </text:list>
      <text:list text:style-name="L50">
        <text:list-item>
          <text:list>
            <text:list-item>
              <text:list>
                <text:list-item>
                  <text:p text:style-name="P53"><text:span text:style-name="T1">Vkládání synchronizačních bodů, které umožňují pokračování přenosu po přerušení.</text:span> </text:p>
                </text:list-item>
              </text:list>
            </text:list-item>
          </text:list>
        </text:list-item>
      </text:list>
      <text:list text:style-name="L51">
        <text:list-item>
          <text:list>
            <text:list-item>
              <text:p text:style-name="P54"><text:span text:style-name="T2">Řízení komunikace</text:span><text:span text:style-name="T1">:</text:span> </text:p>
            </text:list-item>
          </text:list>
        </text:list-item>
      </text:list>
      <text:list text:style-name="L52">
        <text:list-item>
          <text:list>
            <text:list-item>
              <text:list>
                <text:list-item>
                  <text:p text:style-name="P55"><text:span text:style-name="T1">Určuje, která strana může aktuálně posílat nebo přijímat data.</text:span> </text:p>
                </text:list-item>
              </text:list>
            </text:list-item>
          </text:list>
        </text:list-item>
      </text:list>
      <text:p text:style-name="P2"><draw:frame draw:style-name="fr1" draw:name="Obrázek8" text:anchor-type="as-char" svg:width="0.041cm" svg:height="0.041cm" draw:z-index="7"><draw:image xlink:href="Pictures/1000000100000001000000017508203B.png" xlink:type="simple" xlink:show="embed" xlink:actuate="onLoad" draw:mime-type="image/png"/><svg:title>Obrazec</svg:title></draw:frame> </text:p>
      <text:p text:style-name="P3"><text:span text:style-name="T1">Prezentační vrstva (6. vrstva ISO/OSI)</text:span> </text:p>
      <text:p text:style-name="P2"><text:span text:style-name="T1">Prezentační vrstva je zodpovědná za formátování a kódování dat, aby je aplikace mohly snadno interpretovat.</text:span> </text:p>
      <text:p text:style-name="P2"><draw:frame draw:style-name="fr1" draw:name="Obrázek9" text:anchor-type="as-char" svg:width="0.041cm" svg:height="0.041cm" draw:z-index="8"><draw:image xlink:href="Pictures/1000000100000001000000017508203B.png" xlink:type="simple" xlink:show="embed" xlink:actuate="onLoad" draw:mime-type="image/png"/><svg:title>Obrazec</svg:title></draw:frame> </text:p>
      <text:p text:style-name="P3"><text:span text:style-name="T1">Pozice vrstvy v modelech, funkce:</text:span> </text:p>
      <text:list text:style-name="L53">
        <text:list-item>
          <text:p text:style-name="P56"><text:span text:style-name="T2">Pozice</text:span><text:span text:style-name="T1">:</text:span> </text:p>
        </text:list-item>
      </text:list>
      <text:list text:style-name="L54">
        <text:list-item>
          <text:list>
            <text:list-item>
              <text:p text:style-name="P57"><text:span text:style-name="T1">Nachází se nad relační vrstvou a pod aplikační vrstvou.</text:span> </text:p>
            </text:list-item>
          </text:list>
        </text:list-item>
      </text:list>
      <text:list text:style-name="L55">
        <text:list-item>
          <text:p text:style-name="P58"><text:span text:style-name="T2">Funkce</text:span><text:span text:style-name="T1">:</text:span> </text:p>
        </text:list-item>
      </text:list>
      <text:list text:style-name="L56">
        <text:list-item>
          <text:list>
            <text:list-item>
              <text:p text:style-name="P59"><text:span text:style-name="T1">Kódování a dekódování:</text:span> </text:p>
            </text:list-item>
          </text:list>
        </text:list-item>
      </text:list>
      <text:list text:style-name="L57">
        <text:list-item>
          <text:list>
            <text:list-item>
              <text:list>
                <text:list-item>
                  <text:p text:style-name="P60"><text:span text:style-name="T1">Zajišťuje převod mezi různými datovými formáty (např. ASCII, Unicode).</text:span> </text:p>
                </text:list-item>
              </text:list>
            </text:list-item>
          </text:list>
        </text:list-item>
      </text:list>
      <text:list text:style-name="L58">
        <text:list-item>
          <text:list>
            <text:list-item>
              <text:p text:style-name="P61"><text:span text:style-name="T1">Komprese dat:</text:span> </text:p>
            </text:list-item>
          </text:list>
        </text:list-item>
      </text:list>
      <text:list text:style-name="L59">
        <text:list-item>
          <text:list>
            <text:list-item>
              <text:list>
                <text:list-item>
                  <text:p text:style-name="P62"><text:span text:style-name="T1">Snižuje velikost dat pro rychlejší přenos.</text:span> </text:p>
                </text:list-item>
              </text:list>
            </text:list-item>
          </text:list>
        </text:list-item>
      </text:list>
      <text:list text:style-name="L60">
        <text:list-item>
          <text:list>
            <text:list-item>
              <text:p text:style-name="P63"><text:span text:style-name="T1">Šifrování a dešifrování:</text:span> </text:p>
            </text:list-item>
          </text:list>
        </text:list-item>
      </text:list>
      <text:list text:style-name="L61">
        <text:list-item>
          <text:list>
            <text:list-item>
              <text:list>
                <text:list-item>
                  <text:p text:style-name="P64"><text:span text:style-name="T1">Zvyšuje bezpečnost přenosu.</text:span> </text:p>
                </text:list-item>
              </text:list>
            </text:list-item>
          </text:list>
        </text:list-item>
      </text:list>
      <text:p text:style-name="P2"><draw:frame draw:style-name="fr1" draw:name="Obrázek10" text:anchor-type="as-char" svg:width="0.041cm" svg:height="0.041cm" draw:z-index="9"><draw:image xlink:href="Pictures/1000000100000001000000017508203B.png" xlink:type="simple" xlink:show="embed" xlink:actuate="onLoad" draw:mime-type="image/png"/><svg:title>Obrazec</svg:title></draw:frame> </text:p>
      <text:p text:style-name="P3"><text:span text:style-name="T1">Protokoly: účel, funkce:</text:span> </text:p>
      <text:list text:style-name="L62">
        <text:list-item>
          <text:p text:style-name="P65"><text:span text:style-name="T1">TLS (Transport Layer Security):</text:span> </text:p>
        </text:list-item>
      </text:list>
      <text:list text:style-name="L63">
        <text:list-item>
          <text:list>
            <text:list-item>
              <text:p text:style-name="P66"><text:span text:style-name="T1">Šifrování komunikace.</text:span> </text:p>
            </text:list-item>
          </text:list>
        </text:list-item>
      </text:list>
      <text:list text:style-name="L64">
        <text:list-item>
          <text:list>
            <text:list-item>
              <text:p text:style-name="P67"><text:span text:style-name="T1">Ověření identity stran.</text:span> </text:p>
            </text:list-item>
          </text:list>
        </text:list-item>
      </text:list>
      <text:list text:style-name="L65">
        <text:list-item>
          <text:p text:style-name="P68"><text:span text:style-name="T1">SSL (Secure Sockets Layer):</text:span> </text:p>
        </text:list-item>
      </text:list>
      <text:list text:style-name="L66">
        <text:list-item>
          <text:list>
            <text:list-item>
              <text:p text:style-name="P69"><text:span text:style-name="T1">Předchůdce TLS, dnes méně používaný.</text:span> </text:p>
            </text:list-item>
          </text:list>
        </text:list-item>
      </text:list>
      <text:list text:style-name="L67">
        <text:list-item>
          <text:p text:style-name="P70"><text:span text:style-name="T1">JPEG, GIF, MP3:</text:span> </text:p>
        </text:list-item>
      </text:list>
      <text:list text:style-name="L68">
        <text:list-item>
          <text:list>
            <text:list-item>
              <text:p text:style-name="P71"><text:span text:style-name="T1">Standardy pro formátování dat (obrázky, audio).</text:span> </text:p>
            </text:list-item>
          </text:list>
        </text:list-item>
      </text:list>
      <text:p text:style-name="P2"><text:soft-page-break/><draw:frame draw:style-name="fr1" draw:name="Obrázek11" text:anchor-type="as-char" svg:width="0.041cm" svg:height="0.041cm" draw:z-index="10"><draw:image xlink:href="Pictures/1000000100000001000000017508203B.png" xlink:type="simple" xlink:show="embed" xlink:actuate="onLoad" draw:mime-type="image/png"/><svg:title>Obrazec</svg:title></draw:frame> </text:p>
      <text:p text:style-name="P3"><text:span text:style-name="T1">Tabulky a konverze znaků, bezpečnostní funkce:</text:span> </text:p>
      <text:list text:style-name="L69">
        <text:list-item>
          <text:p text:style-name="P72"><text:span text:style-name="T1">Tabulky znaků:</text:span> </text:p>
        </text:list-item>
      </text:list>
      <text:list text:style-name="L70">
        <text:list-item>
          <text:list>
            <text:list-item>
              <text:p text:style-name="P73"><text:span text:style-name="T1">ASCII, Unicode, EBCDIC.</text:span> </text:p>
            </text:list-item>
          </text:list>
        </text:list-item>
      </text:list>
      <text:list text:style-name="L71">
        <text:list-item>
          <text:p text:style-name="P74"><text:span text:style-name="T1">Bezpečnostní funkce:</text:span> </text:p>
        </text:list-item>
      </text:list>
      <text:list text:style-name="L72">
        <text:list-item>
          <text:list>
            <text:list-item>
              <text:p text:style-name="P75"><text:span text:style-name="T1">Šifrování dat:</text:span> </text:p>
            </text:list-item>
          </text:list>
        </text:list-item>
      </text:list>
      <text:list text:style-name="L73">
        <text:list-item>
          <text:list>
            <text:list-item>
              <text:list>
                <text:list-item>
                  <text:p text:style-name="P76"><text:span text:style-name="T1">Např. pomocí algoritmů AES, RSA.</text:span> </text:p>
                </text:list-item>
              </text:list>
            </text:list-item>
          </text:list>
        </text:list-item>
      </text:list>
      <text:list text:style-name="L74">
        <text:list-item>
          <text:list>
            <text:list-item>
              <text:p text:style-name="P77"><text:span text:style-name="T1">Ochrana integrity:</text:span> </text:p>
            </text:list-item>
          </text:list>
        </text:list-item>
      </text:list>
      <text:list text:style-name="L75">
        <text:list-item>
          <text:list>
            <text:list-item>
              <text:list>
                <text:list-item>
                  <text:p text:style-name="P78"><text:span text:style-name="T1">Kontrola, zda data nebyla během přenosu změněna.</text:span> </text:p>
                </text:list-item>
              </text:list>
            </text:list-item>
          </text:list>
        </text:list-item>
      </text:list>
      <text:p text:style-name="P2"><draw:frame draw:style-name="fr1" draw:name="Obrázek12" text:anchor-type="as-char" svg:width="0.041cm" svg:height="0.041cm" draw:z-index="11"><draw:image xlink:href="Pictures/1000000100000001000000017508203B.png" xlink:type="simple" xlink:show="embed" xlink:actuate="onLoad" draw:mime-type="image/png"/><svg:title>Obrazec</svg:title></draw:frame> </text:p>
      <text:p text:style-name="P3"><text:span text:style-name="T1">Rozšíření elektronické pošty, typy kódování:</text:span> </text:p>
      <text:list text:style-name="L76">
        <text:list-item>
          <text:p text:style-name="P79"><text:span text:style-name="T2">Rozšíření</text:span><text:span text:style-name="T1">:</text:span> </text:p>
        </text:list-item>
      </text:list>
      <text:list text:style-name="L77">
        <text:list-item>
          <text:list>
            <text:list-item>
              <text:p text:style-name="P80"><text:span text:style-name="T1">MIME (Multipurpose Internet Mail Extensions):</text:span> </text:p>
            </text:list-item>
          </text:list>
        </text:list-item>
      </text:list>
      <text:list text:style-name="L78">
        <text:list-item>
          <text:list>
            <text:list-item>
              <text:p text:style-name="P81"><text:span text:style-name="T1">Umožňuje posílat ne-textové formáty (obrázky, zvuk).</text:span> </text:p>
            </text:list-item>
          </text:list>
        </text:list-item>
      </text:list>
      <text:list text:style-name="L79">
        <text:list-item>
          <text:p text:style-name="P82"><text:span text:style-name="T2">Typy kódování</text:span><text:span text:style-name="T1">:</text:span> </text:p>
        </text:list-item>
      </text:list>
      <text:list text:style-name="L80">
        <text:list-item>
          <text:list>
            <text:list-item>
              <text:p text:style-name="P83"><text:span text:style-name="T2">Base64</text:span><text:span text:style-name="T1">:</text:span> <text:span text:style-name="T1">Kódování binárních dat do textového formátu.</text:span> </text:p>
            </text:list-item>
          </text:list>
        </text:list-item>
      </text:list>
      <text:list text:style-name="L81">
        <text:list-item>
          <text:list>
            <text:list-item>
              <text:p text:style-name="P84"><text:span text:style-name="T2">Quoted-Printable</text:span><text:span text:style-name="T1">:</text:span> <text:span text:style-name="T1">Umožňuje přenos znaků mimo ASCII.</text:span> </text:p>
            </text:list-item>
          </text:list>
        </text:list-item>
      </text:list>
      <text:p text:style-name="P2"><draw:frame draw:style-name="fr1" draw:name="Obrázek13" text:anchor-type="as-char" svg:width="0.041cm" svg:height="0.041cm" draw:z-index="12"><draw:image xlink:href="Pictures/1000000100000001000000017508203B.png" xlink:type="simple" xlink:show="embed" xlink:actuate="onLoad" draw:mime-type="image/png"/><svg:title>Obrazec</svg:title></draw:frame> </text:p>
      <text:p text:style-name="P2"><text:span text:style-name="T2">Shrnutí</text:span><text:span text:style-name="T1">:</text:span> </text:p>
      <text:p text:style-name="P2"><text:span text:style-name="T1">Tři vrstvy – transportní, relační a prezentační – společně zajišťují, že data jsou přenášena spolehlivě, správně interpretována a zabezpečena. Transportní vrstva se zaměřuje na segmentaci, řízení toku a spolehlivost. Relační vrstva spravuje a synchronizuje relace, zatímco prezentační vrstva provádí konverze a zajišťuje bezpečnost dat. Tyto vrstvy tvoří základ pro efektivní komunikaci aplikací v počítačových sítích.</text:span> </text:p>
      <text:p text:style-name="P8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17:54:24.640000000</meta:creation-date>
    <dc:date>2025-01-20T18:00:05.323000000</dc:date>
    <meta:editing-duration>PT5M40S</meta:editing-duration>
    <meta:editing-cycles>1</meta:editing-cycles>
    <meta:document-statistic meta:table-count="0" meta:image-count="13" meta:object-count="0" meta:page-count="4" meta:paragraph-count="112" meta:word-count="622" meta:character-count="4251" meta:non-whitespace-character-count="3695"/>
    <meta:generator>LibreOffice/24.8.4.2$Windows_X86_64 LibreOffice_project/bb3cfa12c7b1bf994ecc5649a80400d06cd71002</meta:generator>
  </office:meta>
</office:document-meta>
</file>